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1f6824"/>
    </style:style>
    <style:style style:name="P3" style:family="paragraph" style:parent-style-name="Text_20_body">
      <style:text-properties officeooo:rsid="0021884e" officeooo:paragraph-rsid="0021884e"/>
    </style:style>
    <style:style style:name="P4" style:family="paragraph" style:parent-style-name="Text_20_body">
      <style:text-properties officeooo:rsid="00235bbb" officeooo:paragraph-rsid="00235bbb"/>
    </style:style>
    <style:style style:name="P5" style:family="paragraph" style:parent-style-name="Text_20_body">
      <style:text-properties officeooo:rsid="0024966d" officeooo:paragraph-rsid="0024966d"/>
    </style:style>
    <style:style style:name="P6" style:family="paragraph" style:parent-style-name="Text_20_body">
      <style:text-properties officeooo:rsid="0026285f" officeooo:paragraph-rsid="0026285f"/>
    </style:style>
    <style:style style:name="P7" style:family="paragraph" style:parent-style-name="Text_20_body">
      <style:text-properties officeooo:rsid="00277f15" officeooo:paragraph-rsid="00277f15"/>
    </style:style>
    <style:style style:name="P8" style:family="paragraph" style:parent-style-name="Text_20_body">
      <style:text-properties officeooo:rsid="00283cf0" officeooo:paragraph-rsid="00283cf0"/>
    </style:style>
    <style:style style:name="P9" style:family="paragraph" style:parent-style-name="Text_20_body">
      <style:text-properties officeooo:rsid="0029ec75" officeooo:paragraph-rsid="0029ec75"/>
    </style:style>
    <style:style style:name="P10" style:family="paragraph" style:parent-style-name="Text_20_body">
      <style:text-properties officeooo:rsid="002f3607" officeooo:paragraph-rsid="002f3607"/>
    </style:style>
    <style:style style:name="P11" style:family="paragraph" style:parent-style-name="Text_20_body">
      <style:text-properties officeooo:rsid="002f3607" officeooo:paragraph-rsid="003d8f67"/>
    </style:style>
    <style:style style:name="P12" style:family="paragraph" style:parent-style-name="Text_20_body">
      <style:text-properties officeooo:rsid="003125db" officeooo:paragraph-rsid="003125db"/>
    </style:style>
    <style:style style:name="P13" style:family="paragraph" style:parent-style-name="Text_20_body">
      <style:text-properties officeooo:rsid="003125db" officeooo:paragraph-rsid="003d8f67"/>
    </style:style>
    <style:style style:name="P14" style:family="paragraph" style:parent-style-name="Text_20_body">
      <style:text-properties officeooo:rsid="00339124" officeooo:paragraph-rsid="00339124"/>
    </style:style>
    <style:style style:name="P15" style:family="paragraph" style:parent-style-name="Text_20_body">
      <style:text-properties officeooo:rsid="0035022b" officeooo:paragraph-rsid="0035022b"/>
    </style:style>
    <style:style style:name="P16" style:family="paragraph" style:parent-style-name="Text_20_body">
      <style:text-properties officeooo:rsid="00358dea" officeooo:paragraph-rsid="00358dea"/>
    </style:style>
    <style:style style:name="P17" style:family="paragraph" style:parent-style-name="Text_20_body">
      <style:text-properties officeooo:rsid="0037495d" officeooo:paragraph-rsid="0037495d"/>
    </style:style>
    <style:style style:name="P18" style:family="paragraph" style:parent-style-name="Text_20_body">
      <style:text-properties officeooo:rsid="00388b6e" officeooo:paragraph-rsid="00388b6e"/>
    </style:style>
    <style:style style:name="P19" style:family="paragraph" style:parent-style-name="Text_20_body">
      <style:text-properties officeooo:rsid="0039a42b" officeooo:paragraph-rsid="0039a42b"/>
    </style:style>
    <style:style style:name="P20" style:family="paragraph" style:parent-style-name="Heading_20_3">
      <style:text-properties officeooo:rsid="001bb36b" officeooo:paragraph-rsid="001bb36b"/>
    </style:style>
    <style:style style:name="P21" style:family="paragraph" style:parent-style-name="Heading_20_3">
      <style:text-properties officeooo:rsid="001bb36b" officeooo:paragraph-rsid="00283cf0"/>
    </style:style>
    <style:style style:name="P22" style:family="paragraph" style:parent-style-name="Heading_20_3">
      <style:text-properties officeooo:rsid="001bb36b" officeooo:paragraph-rsid="002f3607"/>
    </style:style>
    <style:style style:name="P23" style:family="paragraph" style:parent-style-name="Heading_20_3">
      <style:text-properties officeooo:rsid="001bb36b" officeooo:paragraph-rsid="00339124"/>
    </style:style>
    <style:style style:name="P24" style:family="paragraph" style:parent-style-name="Heading_20_3">
      <style:text-properties officeooo:rsid="00283cf0" officeooo:paragraph-rsid="00283cf0"/>
    </style:style>
    <style:style style:name="P25" style:family="paragraph" style:parent-style-name="Heading_20_3">
      <style:text-properties officeooo:rsid="00283cf0" officeooo:paragraph-rsid="002f3607"/>
    </style:style>
    <style:style style:name="P26" style:family="paragraph" style:parent-style-name="Heading_20_3">
      <style:text-properties officeooo:rsid="00283cf0" officeooo:paragraph-rsid="00339124"/>
    </style:style>
    <style:style style:name="P27" style:family="paragraph" style:parent-style-name="Heading_20_2">
      <style:text-properties officeooo:rsid="001bb36b" officeooo:paragraph-rsid="001bb36b"/>
    </style:style>
    <style:style style:name="P28" style:family="paragraph" style:parent-style-name="Heading_20_2">
      <style:text-properties officeooo:rsid="00283cf0" officeooo:paragraph-rsid="00283cf0"/>
    </style:style>
    <style:style style:name="P29" style:family="paragraph" style:parent-style-name="Subtitle">
      <style:text-properties officeooo:rsid="001d7f13" officeooo:paragraph-rsid="001d7f13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4e88f"/>
    </style:style>
    <style:style style:name="T13" style:family="text">
      <style:text-properties officeooo:rsid="00388b6e"/>
    </style:style>
    <style:style style:name="T14" style:family="text">
      <style:text-properties officeooo:rsid="003d8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29">Perfboard assembly <text:span text:style-name="T11">guide</text:span></text:p>
      <text:p text:style-name="Text_20_body"/>
      <text:h text:style-name="Heading_20_1" text:outline-level="1">Boards</text:h>
      <text:h text:style-name="P27" text:outline-level="2">Mezcladorcillo</text:h>
      <text:p text:style-name="P15">Recibe la información gráfica de los píxeles de los modos HIRES y COLOR, junto con los sincronismos, y los coordina de forma adecuada para generar la señal de TV en el puerto SCART</text:p>
      <text:h text:style-name="P20" text:outline-level="3">Entradas</text:h>
      <text:p text:style-name="P2">HVG: <text:span text:style-name="T1">Pixel del modo HIRES</text:span></text:p>
      <text:p text:style-name="P2">GH: <text:span text:style-name="T1">Green High modo COLOR </text:span></text:p>
      <text:p text:style-name="P2">R: <text:span text:style-name="T1">Red modo COLOR</text:span></text:p>
      <text:p text:style-name="P2">GL: <text:span text:style-name="T1">Green Low modo COLOR</text:span></text:p>
      <text:p text:style-name="P2">B: <text:span text:style-name="T1">Blue modo COLOR</text:span></text:p>
      <text:p text:style-name="P3">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">!<text:span text:style-name="T12">DCDE</text:span></text:p>
      <text:h text:style-name="Heading_20_3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7">SCART_2 SCART_6: Audio</text:p>
      <text:h text:style-name="P28" text:outline-level="2">Clocks</text:h>
      <text:p text:style-name="P16">Genera las señales periódicas necesarias que requieren el resto de componentes</text:p>
      <text:h text:style-name="P21" text:outline-level="3">Entradas</text:h>
      <text:p text:style-name="P8">N/A</text:p>
      <text:h text:style-name="P24" text:outline-level="3"><text:soft-page-break/>Salidas</text:h>
      <text:p text:style-name="P9">VA[0..13]: <text:span text:style-name="T5">Video Address</text:span></text:p>
      <text:p text:style-name="P9">VCLK: <text:span text:style-name="T5">Reloj del procesador</text:span></text:p>
      <text:p text:style-name="P9">!PE: <text:span text:style-name="T7">Carga de datos gráficos paralelos del bus de datos para el modo HIRES</text:span></text:p>
      <text:p text:style-name="P9">HDOUT: <text:span text:style-name="T6">Reloj para serializar los píxeles del modo HIRES</text:span></text:p>
      <text:p text:style-name="P1">!<text:span text:style-name="T4">VAO: </text:span></text:p>
      <text:p text:style-name="P9">DE: <text:span text:style-name="T5">Display Enable</text:span></text:p>
      <text:p text:style-name="P9">UHS</text:p>
      <text:p text:style-name="P9">UVS</text:p>
      <text:p text:style-name="P9">!<text:span text:style-name="T8">VS</text:span></text:p>
      <text:h text:style-name="Heading_20_2" text:outline-level="2">VDU</text:h>
      <text:p text:style-name="P17">Lee del bus de datos la información gráfica y la convierte en píxeles <text:span text:style-name="T13">en el modo HIRES y en los componentes de color de cada pixel en el modo COLOR</text:span></text:p>
      <text:h text:style-name="P22" text:outline-level="3">Entradas</text:h>
      <text:p text:style-name="P10">D [0..7]</text:p>
      <text:p text:style-name="P10">!PE</text:p>
      <text:p text:style-name="P10">HDOUT</text:p>
      <text:p text:style-name="P10">VCLK</text:p>
      <text:p text:style-name="P10">INVERT</text:p>
      <text:h text:style-name="P25" text:outline-level="3">Salidas</text:h>
      <text:p text:style-name="P10">HVG: Píxel HIRES</text:p>
      <text:p text:style-name="P10">GH: <text:span text:style-name="T14">Componente Green High pixel COLOR</text:span></text:p>
      <text:p text:style-name="P11">R: <text:span text:style-name="T14">Componente Red pixel COLOR</text:span></text:p>
      <text:p text:style-name="P11">GL: <text:span text:style-name="T14">Componente Green Low pixel COLOR</text:span></text:p>
      <text:p text:style-name="P13">B<text:span text:style-name="T9">: Componente Blue pixel COLOR</text:span></text:p>
      <text:p text:style-name="P12">HRDE: High Resolution Display Enable</text:p>
      <text:p text:style-name="P12">!<text:span text:style-name="T10">DCDE: Display Color Display Enable ???</text:span></text:p>
      <text:h text:style-name="Heading_20_2" text:outline-level="2">RAM</text:h>
      <text:p text:style-name="P18">Coordina el acceso a memoria desde la VDU y desde el 6502</text:p>
      <text:h text:style-name="P23" text:outline-level="3"><text:soft-page-break/>Entradas</text:h>
      <text:p text:style-name="P14">VA: Video Address</text:p>
      <text:p text:style-name="P14">A: Address</text:p>
      <text:p text:style-name="P19">PHI2: Selecciona el bus de direcciones a utilizar, si el acceso es mediante VA o mediante A</text:p>
      <text:h text:style-name="P26" text:outline-level="3">Salidas</text:h>
      <text:p text:style-name="P14">D [0..7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3T13:43:34.925267622</dc:date>
    <meta:editing-duration>PT2H23S</meta:editing-duration>
    <meta:editing-cycles>30</meta:editing-cycles>
    <meta:generator>LibreOffice/6.1.5.2$Linux_ARM_EABI LibreOffice_project/10$Build-2</meta:generator>
    <meta:document-statistic meta:table-count="0" meta:image-count="0" meta:object-count="0" meta:page-count="3" meta:paragraph-count="59" meta:word-count="265" meta:character-count="1501" meta:non-whitespace-character-count="1292"/>
  </office:meta>
</office:document-meta>
</file>